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449in" svg:x="2.8917in" svg:y="0.339in">
            <draw:object draw:notify-on-update-of-ranges="Sheet1.A2:Sheet1.A17 Sheet1.B1:Sheet1.B1 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join size</text:p>
          </table:table-cell>
          <table:table-cell office:value-type="string" calcext:value-type="string">
            <text:p>number of estimat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52" calcext:value-type="float">
            <text:p>44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8" calcext:value-type="float">
            <text:p>64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73" calcext:value-type="float">
            <text:p>81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39" calcext:value-type="float">
            <text:p>983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42" calcext:value-type="float">
            <text:p>92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59" calcext:value-type="float">
            <text:p>76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77" calcext:value-type="float">
            <text:p>54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96" calcext:value-type="float">
            <text:p>329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formula="of:=SUM([.B2:.B17])" office:value-type="float" office:value="70407" calcext:value-type="float">
            <text:p>70407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/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 number:title="User-defined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4:41:31.225231028</meta:creation-date>
    <dc:date>2023-02-22T20:52:31.377839638</dc:date>
    <meta:editing-duration>PT2H50M55S</meta:editing-duration>
    <meta:editing-cycles>16</meta:editing-cycles>
    <meta:generator>LibreOffice/7.5.0.3$MacOSX_X86_64 LibreOffice_project/c21113d003cd3efa8c53188764377a8272d9d6de</meta:generator>
    <meta:document-statistic meta:table-count="1" meta:cell-count="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1000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plot-area chart:style-name="ch2" table:cell-range-address="Sheet1.A1:Sheet1.B17" chart:data-source-has-labels="both" svg:x="0.424cm" svg:y="0.147cm" svg:width="15.414cm" svg:height="8.384cm">
          <chart:coordinate-region svg:x="1.469cm" svg:y="0.147cm" svg:width="14.369cm" svg:height="7.816cm"/>
          <chart:axis chart:dimension="x" chart:name="primary-x" chart:style-name="ch3" chartooo:axis-type="text">
            <chart:title svg:x="7.569cm" svg:y="8.458cm" chart:style-name="ch4">
              <text:p>join size</text:p>
            </chart:title>
            <chart:categories table:cell-range-address="Sheet1.A2:Sheet1.A17"/>
          </chart:axis>
          <chart:axis chart:dimension="y" chart:name="primary-y" chart:style-name="ch5">
            <chart:title svg:x="0cm" svg:y="6.261cm" chart:style-name="ch6">
              <text:p>number of estimates</text:p>
            </chart:title>
            <chart:grid chart:style-name="ch7" chart:class="major"/>
          </chart:axis>
          <chart:series chart:style-name="ch8" chart:values-cell-range-address="Sheet1.B2:Sheet1.B17" chart:label-cell-address="Sheet1.B1:Sheet1.B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of estimat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7</svg:desc>
                </draw:g>
              </table:table-cell>
              <table:table-cell office:value-type="float" office:value="1336">
                <text:p>1336</text:p>
                <draw:g>
                  <svg:desc>Sheet1.B2:Sheet1.B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411">
                <text:p>94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242">
                <text:p>92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